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fo:font-weight="bold" officeooo:rsid="000cf07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4pt" fo:font-style="italic" fo:font-weight="bold" officeooo:rsid="000cf076" officeooo:paragraph-rsid="00156c7c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font-name="Calibri" officeooo:paragraph-rsid="000cf076"/>
    </style:style>
    <style:style style:name="P6" style:family="paragraph" style:parent-style-name="Standard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Calibri" fo:font-style="italic" fo:font-weight="bold" officeooo:rsid="000dec04" officeooo:paragraph-rsid="000dec04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Calibri" fo:font-style="italic" fo:font-weight="bold" officeooo:paragraph-rsid="00141939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Calibri" fo:font-style="italic" fo:font-weight="normal" officeooo:rsid="000dec04" officeooo:paragraph-rsid="000dec04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Calibri" fo:font-style="italic" fo:font-weight="normal" officeooo:rsid="000dec04" officeooo:paragraph-rsid="000ef8bd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Calibri" officeooo:paragraph-rsid="0010a284"/>
    </style:style>
    <style:style style:name="P12" style:family="paragraph" style:parent-style-name="Standard">
      <style:text-properties style:font-name="Calibri" officeooo:paragraph-rsid="00141939"/>
    </style:style>
    <style:style style:name="P13" style:family="paragraph" style:parent-style-name="Standard">
      <style:text-properties style:font-name="Calibri" fo:font-size="14pt" fo:font-weight="bold" officeooo:rsid="000cf076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libri" fo:font-size="14pt" fo:font-style="italic" fo:font-weight="bold" officeooo:rsid="000cf076" officeooo:paragraph-rsid="000ef8b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style:font-name="Calibri" fo:font-size="14pt" fo:font-style="italic" fo:font-weight="bold" officeooo:rsid="000cf076" officeooo:paragraph-rsid="00156c7c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style:font-name="Calibri" officeooo:rsid="00141939" officeooo:paragraph-rsid="00141939"/>
    </style:style>
    <style:style style:name="P17" style:family="paragraph" style:parent-style-name="Standard">
      <style:text-properties style:font-name="Calibri"/>
    </style:style>
    <style:style style:name="P18" style:family="paragraph" style:parent-style-name="Standard">
      <style:text-properties style:font-name="Calibri" officeooo:paragraph-rsid="00190bd0"/>
    </style:style>
    <style:style style:name="P19" style:family="paragraph" style:parent-style-name="Standard">
      <style:text-properties style:font-name="Calibri" fo:font-style="italic" fo:font-weight="normal" officeooo:rsid="000dec04" officeooo:paragraph-rsid="001987d5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font-name="Calibri" fo:font-size="12pt" fo:font-style="italic" fo:font-weight="normal" officeooo:rsid="000dec04" officeooo:paragraph-rsid="00191b2c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officeooo:paragraph-rsid="001987d5"/>
    </style:style>
    <style:style style:name="T1" style:family="text">
      <style:text-properties officeooo:rsid="000cf076"/>
    </style:style>
    <style:style style:name="T2" style:family="text">
      <style:text-properties style:font-name="Calibri" fo:font-size="12pt" fo:font-style="italic" fo:font-weight="normal" officeooo:rsid="000dec04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Calibri" fo:font-size="12pt" fo:font-style="italic" fo:font-weight="normal" officeooo:rsid="00191b2c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Calibri" fo:font-size="12pt" fo:font-style="italic" fo:font-weight="normal" officeooo:rsid="001987d5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Calibri" fo:font-size="12pt" fo:font-style="normal" fo:font-weight="normal" officeooo:rsid="000dec0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cf076" style:font-style-asian="italic" style:font-style-complex="italic"/>
    </style:style>
    <style:style style:name="T8" style:family="text">
      <style:text-properties fo:font-style="italic" officeooo:rsid="00128203" style:font-style-asian="italic" style:font-style-complex="italic"/>
    </style:style>
    <style:style style:name="T9" style:family="text">
      <style:text-properties fo:font-style="italic" officeooo:rsid="000dec04" style:font-style-asian="italic" style:font-style-complex="italic"/>
    </style:style>
    <style:style style:name="T10" style:family="text">
      <style:text-properties fo:font-style="italic" officeooo:rsid="00141939" style:font-style-asian="italic" style:font-style-complex="italic"/>
    </style:style>
    <style:style style:name="T11" style:family="text">
      <style:text-properties officeooo:rsid="000dec04"/>
    </style:style>
    <style:style style:name="T12" style:family="text">
      <style:text-properties officeooo:rsid="000ef8bd"/>
    </style:style>
    <style:style style:name="T13" style:family="text">
      <style:text-properties officeooo:rsid="0010a284"/>
    </style:style>
    <style:style style:name="T14" style:family="text">
      <style:text-properties officeooo:rsid="00141939"/>
    </style:style>
    <style:style style:name="T15" style:family="text">
      <style:text-properties officeooo:rsid="0017414f"/>
    </style:style>
    <style:style style:name="T16" style:family="text">
      <style:text-properties officeooo:rsid="00191b2c"/>
    </style:style>
    <style:style style:name="T17" style:family="text">
      <style:text-properties officeooo:rsid="001987d5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91b2c" style:font-style-asian="normal" style:font-style-complex="normal"/>
    </style:style>
    <style:style style:name="T20" style:family="text">
      <style:text-properties fo:font-style="normal" officeooo:rsid="000ef8bd" style:font-style-asian="normal" style:font-style-complex="normal"/>
    </style:style>
    <style:style style:name="T21" style:family="text">
      <style:text-properties fo:font-style="normal" officeooo:rsid="0010a284" style:font-style-asian="normal" style:font-style-complex="normal"/>
    </style:style>
    <style:style style:name="T22" style:family="text">
      <style:text-properties style:font-name="Calibri"/>
    </style:style>
    <style:style style:name="T23" style:family="text">
      <style:text-properties style:font-name="Calibri" fo:font-size="12pt" fo:font-style="italic" fo:font-weight="normal" officeooo:rsid="000dec04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Calibri" fo:font-size="12pt" fo:font-style="italic" fo:font-weight="normal" officeooo:rsid="00191b2c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Calibri" fo:font-size="12pt" fo:font-style="italic" fo:font-weight="normal" officeooo:rsid="001987d5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Calibri" fo:font-size="12pt" fo:font-style="normal" fo:font-weight="normal" officeooo:rsid="000dec0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Calibri" fo:font-size="12pt" fo:font-style="normal" fo:font-weight="normal" officeooo:rsid="00191b2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Calibri" fo:font-size="12pt" fo:font-style="normal" fo:font-weight="normal" officeooo:rsid="001987d5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Calibri" fo:font-style="italic" style:font-style-asian="italic" style:font-style-complex="italic"/>
    </style:style>
    <style:style style:name="T30" style:family="text">
      <style:text-properties style:font-name="Calibri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C<text:span text:style-name="T1">rear una Base de Datos </text:span><text:span text:style-name="T15">y uso</text:span></text:p>
      <text:p text:style-name="P1">DROP DATABASE IF EXISTS <text:span text:style-name="T7">Diamante</text:span>;</text:p>
      <text:p text:style-name="P1">CREATE DATABASE <text:span text:style-name="T7">Diamante</text:span></text:p>
      <text:p text:style-name="P1"><text:tab/>CHARACTER SET <text:span text:style-name="T6">utf32</text:span></text:p>
      <text:p text:style-name="P1"><text:tab/>COLLATE <text:span text:style-name="T6">utf32_spanish2_ci;</text:span></text:p>
      <text:p text:style-name="P1">USE <text:span text:style-name="T7">Diamante</text:span>;</text:p>
      <text:p text:style-name="P1"/>
      <text:p text:style-name="P3">2.Crear una tabla</text:p>
      <text:p text:style-name="P8"><text:span text:style-name="T14">Creando</text:span><text:span text:style-name="T11"> tabl</text:span><text:span text:style-name="T14">a completa</text:span></text:p>
      <text:p text:style-name="P5">CREATE TABLE <text:span text:style-name="T6">Jugadores </text:span>(<text:line-break/><text:tab/><text:span text:style-name="T6">Codigo</text:span> INT NOT NULL,<text:line-break/> <text:s text:c="3"/><text:tab/><text:span text:style-name="T6">Nombre</text:span> VARCHAR ( 30 ) DEFAULT NULL,<text:line-break/> <text:s text:c="3"/><text:tab/><text:span text:style-name="T6">Procedencia</text:span> VARCHAR ( 30 ) DEFAULT NULL,<text:line-break/> <text:s text:c="3"/><text:tab/><text:span text:style-name="T6">Altura</text:span> VARCHAR ( 4 ) DEFAULT NULL,<text:line-break/> <text:s text:c="3"/><text:tab/><text:span text:style-name="T6">Peso</text:span> INT DEFAULT NULL,<text:line-break/> <text:s text:c="3"/><text:tab/><text:span text:style-name="T6">Posici</text:span><text:span text:style-name="T8">ó</text:span><text:span text:style-name="T6">n</text:span> VARCHAR ( 5 ) DEFAULT NULL,<text:line-break/> <text:s text:c="3"/><text:tab/><text:span text:style-name="T6">Equipo</text:span> VARCHAR ( 20 ) DEFAULT NULL,<text:line-break/> <text:s text:c="3"/><text:line-break/> <text:s text:c="3"/><text:tab/>PRIMARY KEY ( <text:span text:style-name="T6">C</text:span><text:span text:style-name="T8">ó</text:span><text:span text:style-name="T6">digo</text:span> ),<text:line-break/> <text:s text:c="3"/><text:tab/>FOREIGN KEY ( <text:span text:style-name="T6">Equipo</text:span> ) REFERENCES Equipos ( <text:span text:style-name="T6">Nombre</text:span> )<text:line-break/> <text:s text:c="3"/>);</text:p>
      <text:p text:style-name="P12"/>
      <text:p text:style-name="P12">CREATE TABLE <text:span text:style-name="T6">Diamond</text:span> (<text:line-break/> <text:s/><text:tab/><text:span text:style-name="T6">DiamondID</text:span> <text:span text:style-name="T1">VARCHAR</text:span>,<text:line-break/><text:tab/>…,</text:p>
      <text:p text:style-name="P12"><text:line-break/> <text:s/><text:tab/>PRIMARY KEY (<text:span text:style-name="T6">DiamondID</text:span>(1))<text:line-break/> <text:s/>);</text:p>
      <text:p text:style-name="P12"/>
      <text:p text:style-name="P8"><text:span text:style-name="T14">Creando</text:span><text:span text:style-name="T11"> tabl</text:span><text:span text:style-name="T14">a por separado</text:span></text:p>
      <text:p text:style-name="P12">CREATE TABLE <text:span text:style-name="T6">Jugadores</text:span>(<text:line-break/><text:tab/><text:span text:style-name="T6">Codigo</text:span> INT,<text:line-break/><text:tab/>…</text:p>
      <text:p text:style-name="P16">);</text:p>
      <text:p text:style-name="P12"/>
      <text:p text:style-name="P18"><text:span text:style-name="T14">ALTER TABLE </text:span><text:span text:style-name="T10">Jugadores</text:span><text:line-break/> <text:s text:c="3"/><text:line-break/> <text:s text:c="3"/><text:tab/>PRIMARY KEY ( <text:span text:style-name="T6">C</text:span><text:span text:style-name="T8">ó</text:span><text:span text:style-name="T6">digo</text:span> ),<text:line-break/> <text:s text:c="3"/><text:tab/>FOREIGN KEY ( <text:span text:style-name="T6">Equipo</text:span> ) REFERENCES <text:span text:style-name="T6">Equipos</text:span> ( <text:span text:style-name="T6">Nombre</text:span> )</text:p>
      <text:p text:style-name="P18">;</text:p>
      <text:p text:style-name="P12"/>
      <text:p text:style-name="P3">3.MODIFICAR TABLA</text:p>
      <text:p text:style-name="P6">R<text:span text:style-name="T11">enombrar tabla</text:span></text:p>
      <text:p text:style-name="P1">RENAME TABLE <text:span text:style-name="T9">Diamond</text:span> TO <text:span text:style-name="T9">Diamante</text:span>;</text:p>
      <text:p text:style-name="P1"/>
      <text:p text:style-name="P6"><text:span text:style-name="T11">Cambiar</text:span> <text:span text:style-name="T11">columna</text:span> (TODO)</text:p>
      <text:p text:style-name="P11">CHANGE COLUMN <text:span text:style-name="T13">diamondID</text:span> <text:span text:style-name="T13">diamanteID</text:span> INT,</text:p>
      <text:p text:style-name="P1"/>
      <text:p text:style-name="P7">Cambiar columna (POR SEPARADO)</text:p>
      <text:p text:style-name="P9"><text:soft-page-break/><text:span text:style-name="T18">ALTER TABLE </text:span>Diamante</text:p>
      <text:p text:style-name="P9"><text:tab/><text:span text:style-name="T20">RENAME</text:span> <text:span text:style-name="T18">COLUMN</text:span> <text:span text:style-name="T12">diamondID</text:span> <text:s/><text:span text:style-name="T21">TO</text:span><text:span text:style-name="T13"> </text:span><text:span text:style-name="T12">diamanteID</text:span></text:p>
      <text:p text:style-name="P10"><text:tab/><text:span text:style-name="T20">RENAME</text:span> <text:span text:style-name="T18">COLUMN</text:span> <text:span text:style-name="T13">ct</text:span> <text:span text:style-name="T21">TO</text:span><text:span text:style-name="T13"> quilates</text:span></text:p>
      <text:p text:style-name="P10"><text:tab/><text:span text:style-name="T20">RENAME</text:span> <text:span text:style-name="T18">COLUMN</text:span> <text:span text:style-name="T13">cort</text:span> <text:span text:style-name="T21">TO</text:span><text:span text:style-name="T13"> tallado</text:span></text:p>
      <text:p text:style-name="P10"><text:tab/>…<text:span text:style-name="T12">;</text:span></text:p>
      <text:p text:style-name="P9"><text:tab/></text:p>
      <text:p text:style-name="P10">ALTER TABLE Diamante</text:p>
      <text:p text:style-name="P10"><text:tab/><text:span text:style-name="T20">MODIFY</text:span> <text:span text:style-name="T12">diamanteID </text:span><text:span text:style-name="T20">INT</text:span><text:span text:style-name="T12">,</text:span></text:p>
      <text:p text:style-name="P10"><text:tab/><text:span text:style-name="T20">MODIFY</text:span> <text:span text:style-name="T12">tallado </text:span><text:span text:style-name="T20">VARCHAR</text:span><text:span text:style-name="T12"> (10),</text:span></text:p>
      <text:p text:style-name="P10"><text:span text:style-name="T12"><text:tab/></text:span><text:span text:style-name="T20">MODIFY</text:span> <text:span text:style-name="T12">color </text:span><text:span text:style-name="T20">CHAR</text:span><text:span text:style-name="T12">,</text:span></text:p>
      <text:p text:style-name="P19"><text:tab/>…</text:p>
      <text:p text:style-name="P19"><text:span text:style-name="T12">;</text:span></text:p>
      <text:p text:style-name="P10"/>
      <text:p text:style-name="P14">4. CREA RESTRICCIONES DE VALORES NO NULOS</text:p>
      <text:p text:style-name="P20"><text:span text:style-name="T19">ALTER</text:span> <text:span text:style-name="T18">TABLE</text:span> Recetas(</text:p>
      <text:p text:style-name="P21"><text:span text:style-name="T2"><text:tab/></text:span><text:span text:style-name="T27">MODIFY</text:span><text:span text:style-name="T3"> Categoria</text:span><text:span text:style-name="T22"> VARCHAR ( 30 ) </text:span><text:span text:style-name="T30">NOT NULL</text:span><text:span text:style-name="T22">, </text:span><text:span text:style-name="T2"><text:line-break/><text:tab/></text:span><text:span text:style-name="T28">MODIFY</text:span><text:span text:style-name="T4"> </text:span><text:span text:style-name="T2">Nombre </text:span><text:span text:style-name="T5">VARCHAR</text:span><text:span text:style-name="T2"> ( 90 ) </text:span><text:span text:style-name="T5">NOT NULL</text:span><text:span text:style-name="T2">,<text:line-break/> <text:s text:c="3"/><text:tab/></text:span><text:span text:style-name="T28">MODIFY</text:span><text:span text:style-name="T4"> </text:span><text:span text:style-name="T2">Link_receta </text:span><text:span text:style-name="T5">VARCHAR</text:span><text:span text:style-name="T2"> ( 150 ) </text:span><text:span text:style-name="T5">NOT NULL</text:span><text:span text:style-name="T2">,<text:line-break/> <text:s text:c="3"/></text:span><text:span text:style-name="T4"><text:tab/></text:span><text:span text:style-name="T28">MODIFY</text:span><text:span text:style-name="T4"> </text:span><text:span text:style-name="T2">Num_comentarios </text:span><text:span text:style-name="T5">INT NOT NULL</text:span><text:span text:style-name="T2">,<text:line-break/> <text:s text:c="3"/><text:tab/></text:span><text:span text:style-name="T28">MODIFY</text:span><text:span text:style-name="T4"> </text:span><text:span text:style-name="T2">Num_revisiones </text:span><text:span text:style-name="T5">INT NOT NULL</text:span></text:p>
      <text:p text:style-name="P21"><text:span text:style-name="T4">);</text:span><text:span text:style-name="T2"><text:line-break/></text:span></text:p>
      <text:p text:style-name="P10"/>
      <text:p text:style-name="P4">5. <text:span text:style-name="T17">CREA </text:span>RESTRICCIONES DE COMPARACIÓN</text:p>
      <text:p text:style-name="P4"/>
      <text:p text:style-name="P4"/>
      <text:p text:style-name="P4">6. CREA RESTRICCIONES DE ACCESO RÁPID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5T00:44:50.993000000</meta:creation-date>
    <dc:date>2023-03-15T16:59:39.754000000</dc:date>
    <meta:editing-duration>PT1H29M4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40" meta:word-count="244" meta:character-count="1561" meta:non-whitespace-character-count="1247"/>
  </office:meta>
</office:document-meta>
</file>